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line-height="138%" style:writing-mode="lr-tb"/>
      <style:text-properties fo:font-weight="bold" officeooo:rsid="000e3e92" officeooo:paragraph-rsid="000e3e92" style:font-weight-asian="bold" style:font-weight-complex="bold"/>
    </style:style>
    <style:style style:name="P2" style:family="paragraph" style:parent-style-name="Text_20_body">
      <style:paragraph-properties fo:margin-top="0cm" fo:margin-bottom="0cm" loext:contextual-spacing="false" fo:line-height="138%" style:writing-mode="lr-tb"/>
      <style:text-properties officeooo:rsid="000e3e92" officeooo:paragraph-rsid="000e3e92"/>
    </style:style>
    <style:style style:name="P3" style:family="paragraph" style:parent-style-name="Text_20_body">
      <style:paragraph-properties fo:margin-top="0cm" fo:margin-bottom="0cm" loext:contextual-spacing="false" fo:line-height="138%" style:writing-mode="lr-tb"/>
      <style:text-properties fo:font-weight="normal" officeooo:rsid="000e3e92" officeooo:paragraph-rsid="000e3e92"/>
    </style:style>
    <style:style style:name="P4" style:family="paragraph" style:parent-style-name="Text_20_body">
      <style:paragraph-properties fo:margin-top="0cm" fo:margin-bottom="0cm" loext:contextual-spacing="false" fo:line-height="138%" style:writing-mode="lr-tb"/>
      <style:text-properties fo:font-weight="normal" officeooo:rsid="00106e87" officeooo:paragraph-rsid="00106e87"/>
    </style:style>
    <style:style style:name="P5" style:family="paragraph" style:parent-style-name="Text_20_body">
      <style:paragraph-properties fo:margin-top="0cm" fo:margin-bottom="0cm" loext:contextual-spacing="false" fo:line-height="138%" style:writing-mode="lr-tb"/>
      <style:text-properties fo:font-weight="bold" officeooo:rsid="00106e87" officeooo:paragraph-rsid="00106e87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-start text:name="__DdeLink__2_357355109"/>CrownStack Api Doc<text:bookmark-end text:name="__DdeLink__2_357355109"/> </text:p>
      <text:p text:style-name="P3"/>
      <text:p text:style-name="P3">1. Register</text:p>
      <text:p text:style-name="P3">2. Login</text:p>
      <text:p text:style-name="P3">3. Add category</text:p>
      <text:p text:style-name="P3">4. List category</text:p>
      <text:p text:style-name="P3">5. Add product</text:p>
      <text:p text:style-name="P3">6. List product</text:p>
      <text:p text:style-name="P3">7. Add product to cart</text:p>
      <text:p text:style-name="P3">8. Show my cart</text:p>
      <text:p text:style-name="P3"/>
      <text:p text:style-name="P5">Header (mandatory except register and login api)</text:p>
      <text:p text:style-name="P4">Content-Type : application/json</text:p>
      <text:p text:style-name="P4">Authorization: Bearer &lt;token&gt;</text:p>
      <text:p text:style-name="P3"/>
      <text:p text:style-name="P1">1. Register Api</text:p>
      <text:p text:style-name="P2"><text:span text:style-name="T1">Type</text:span><text:span text:style-name="T2"><text:tab/>: Post</text:span></text:p>
      <text:p text:style-name="P2"><text:span text:style-name="T1">Url</text:span><text:span text:style-name="T2"><text:tab/>: http://localhost:8000/api/register</text:span></text:p>
      <text:p text:style-name="P2"><text:span text:style-name="T1">Request</text:span><text:span text:style-name="T2">:</text:span></text:p>
      <text:p text:style-name="P3">{</text:p>
      <text:p text:style-name="P3"><text:tab/>"name":"mukul",</text:p>
      <text:p text:style-name="P3"><text:tab/>"email":"mukul@yopmail.com",</text:p>
      <text:p text:style-name="P3"><text:tab/>"password":"mukul@123",</text:p>
      <text:p text:style-name="P3"><text:tab/>"confirm_password":"mukul@123"</text:p>
      <text:p text:style-name="P3">}</text:p>
      <text:p text:style-name="P3"/>
      <text:p text:style-name="P3"/>
      <text:p text:style-name="P2"><text:span text:style-name="T1">Response</text:span><text:span text:style-name="T2">:</text:span></text:p>
      <text:p text:style-name="P2"><text:span text:style-name="T1">Success</text:span><text:span text:style-name="T2">:</text:span></text:p>
      <text:p text:style-name="P3">{</text:p>
      <text:p text:style-name="P3"><text:s text:c="4"/>"code": 200,</text:p>
      <text:p text:style-name="P3"><text:s text:c="4"/>"success": true,</text:p>
      <text:p text:style-name="P3"><text:s text:c="4"/>"data": {</text:p>
      <text:p text:style-name="P2"><text:span text:style-name="T2"><text:s text:c="8"/>"token": "eyJ0eXAiOiJKV1QiLCJhbGciOiJSUzI1NiIsImp0aSI6IjFjZDE2NTdjYmI3ZDk0ZGNlOWZhOWViMmZhNDc5NThkMzlmMmJjNjkzNGQ4N2RjZjRlMmJiMTVlYTFjMjQ2ODFhNzUwYjMyYmQyZTk0ZDEyIn0.eyJhdWQiOiIxIiwianRpIjoiMWNkMTY1N2NiYjdkOTRkY2U5ZmE5ZWIyZmE0Nzk1OGQzOWYyYmM2OTM0ZDg3ZGNmNGUyYmIxNWVhMWMyNDY4MWE3NTBi</text:span><text:soft-page-break/><text:span text:style-name="T2">MzJiZDJlOTRkMTIiLCJpYXQiOjE2MjA0NjgyMjUsIm5iZiI6MTYyMDQ2ODIyNSwiZXhwIjoxNjUyMDA0MjI1LCJzdWIiOiI4Iiwic2NvcGVzIjpbXX0.VKD0sUNyWIeHV4UtkKZOubqgRjFV9KptOthPZJo3nRJllLfnjOCvGOXO4IcJmKnI-qgpjWl32b8IQi-ACSoDtYDlf3BNZgj-EPP7onrLv-qVypUQl1Uo5dACEOX3j0TnX8_HVsCTXfhfOMr71iiG5yOOdNVcNb2hohSZMjCqagBvtqBboOCFTLtGiHl35JHERLv-vB5XDDe1P5uqn9ctCBtne6uZpr3Gch4QJ7qCvDmc3i7xvkF2e8JNcwYbenr1pvvVXTHgnxU5RqVw2tG20u9JLJkT_rB-WxC9UJD8EKX7fmtkomEXWk4MK8fMFbxp93kYKWXyyfa3I1rPypG7bmW0HDGX829n2zjIJJSq0yVLHkL73edW2X4fn3KSHCw6qq27w-tGlLf7dAdZBCnXKQ6e7R2iRin9LrXrPv8tMzmoCIMkHnONS12goPWWIchbEy5VrGlPu6Qz8WtyV20P0gXvJbaNnKX7MSx8Apx-enKIsBPwIVaOlWvneTIvXMQhcLEBP3mGjxGj521PxLYT4opkywmCiAd1x6XjxprypdBz170apW4tzDDgc9ceqgYZuei85qu8LFatuxMwwDUfLp8Fohke5TvMR-LwkWDLyk5DgJD0ymc8ePJNU6AyF5I6vM1_l2cfNz2qSIxqFn0rIb3MbIQNWn8ME0WllA6sr1Y",</text:span></text:p>
      <text:p text:style-name="P3"><text:s text:c="8"/>"name": "mukul gupta"</text:p>
      <text:p text:style-name="P3"><text:s text:c="4"/>},</text:p>
      <text:p text:style-name="P3"><text:s text:c="4"/>"message": "User register successfully."</text:p>
      <text:p text:style-name="P3">}</text:p>
      <text:p text:style-name="P1">Failed</text:p>
      <text:p text:style-name="P3">{</text:p>
      <text:p text:style-name="P3"><text:s text:c="4"/>"code": 201,</text:p>
      <text:p text:style-name="P3"><text:s text:c="4"/>"success": false,</text:p>
      <text:p text:style-name="P3"><text:s text:c="4"/>"message": "Validation Error.",</text:p>
      <text:p text:style-name="P3"><text:s text:c="4"/>"data": {</text:p>
      <text:p text:style-name="P3"><text:s text:c="8"/>"confirm_password": [</text:p>
      <text:p text:style-name="P3"><text:s text:c="12"/>"The confirm password field is required."</text:p>
      <text:p text:style-name="P3"><text:s text:c="8"/>]</text:p>
      <text:p text:style-name="P3"><text:s text:c="4"/>}</text:p>
      <text:p text:style-name="P3">}</text:p>
      <text:p text:style-name="P3"/>
      <text:p text:style-name="P1">2. Login Api</text:p>
      <text:p text:style-name="P2"><text:span text:style-name="T1">Type</text:span><text:span text:style-name="T2"><text:tab/>: Post</text:span></text:p>
      <text:p text:style-name="P2"><text:span text:style-name="T1">Url</text:span><text:span text:style-name="T2"><text:tab/>: http://localhost:8000/api/login</text:span></text:p>
      <text:p text:style-name="P2"><text:span text:style-name="T1">Request</text:span><text:span text:style-name="T2">:</text:span></text:p>
      <text:p text:style-name="P3">{</text:p>
      <text:p text:style-name="P3"><text:tab/>"email":"mukulgupta@yopmail.com",</text:p>
      <text:p text:style-name="P3"><text:tab/>"password":"mukul@123"</text:p>
      <text:p text:style-name="P3"><text:soft-page-break/>}</text:p>
      <text:p text:style-name="P3"/>
      <text:p text:style-name="P2"><text:span text:style-name="T1">Response</text:span><text:span text:style-name="T2">:</text:span></text:p>
      <text:p text:style-name="P2"><text:span text:style-name="T1">Success</text:span><text:span text:style-name="T2">:</text:span></text:p>
      <text:p text:style-name="P3">{</text:p>
      <text:p text:style-name="P3"><text:s text:c="4"/>"code": 200,</text:p>
      <text:p text:style-name="P3"><text:s text:c="4"/>"success": true,</text:p>
      <text:p text:style-name="P3"><text:s text:c="4"/>"data": {</text:p>
      <text:p text:style-name="P3"><text:s text:c="8"/>"token": "eyJ0eXAiOiJKV1QiLCJhbGciOiJSUzI1NiIsImp0aSI6IjQ2ZDYxYmRjODk2OGY2NDc1NDY3NGU1MDY0Y2UxOTk0ZWZkN2Y1MjRmYzg5MzQ4Y2FjNzMyOGU4OTY3ZjJjYzhjNTk5NmY4NjQ0YmI0YWFjIn0.eyJhdWQiOiIxIiwianRpIjoiNDZkNjFiZGM4OTY4ZjY0NzU0Njc0ZTUwNjRjZTE5OTRlZmQ3ZjUyNGZjODkzNDhjYWM3MzI4ZTg5NjdmMmNjOGM1OTk2Zjg2NDRiYjRhYWMiLCJpYXQiOjE2MjA0Njg5NzIsIm5iZiI6MTYyMDQ2ODk3MiwiZXhwIjoxNjUyMDA0OTcyLCJzdWIiOiI4Iiwic2NvcGVzIjpbXX0.FGQl0TdkvQElAZF93slmTRRSk-d6UuMWArevkFWd5zYgFoYEA6ltLzGO28KsZ_FcOV2SPOapn6VcUcIBM9eW_nOIXxWj4gZoW1-np1tGfIRBXYR46631KZYO9ONJ4_Q8pQp2nnFDN54JNpwYrEQzd1OkaMTBqtHFHHXKc7KEynnmchei5AoNU70afiV7JcBP3FXXqzfGVw2mPmOEVPMhvwf_tK0Orli3AnPepacqcV0wPCUL05qV1z5ZChtWm8Kejs7SwI7cbBOr27za0cBR7zDriJm6R2peP84tFEgm_WNmajLKTzfoMktZUzer0kIL9bSS5Nd4pmEJRqmG-quVyIfPQYF191E7B0r9-tKnJQNIcyQ75iBcemzDsH-7JJIIWHo5-yX8VWitQIQCuvq6aZN9zmdFOg1TP58CwTLvrdO8PJ1wxysve4DwUMKs-Q3CkItDZgA6QQgHEbWerK93C3qLDlcF09hMDmjNr-Vb4efTZilXrOQKSSh-9fhF6xYrxDkBPzDSalsA3-H2OY_anGW86dL8GUA-yUPgYQ7_FD9aocL-hPIWKp_T54f0MwZLIiiqZXnvdo38iMhE2i3I0w0nwBFSCkM4HSaQ3Qd-dBCgoTNAhI1mj4HGaObfh7lCtewaTbE-X14_AaNcicUmgO5rvx2Mx_7EZpQ00K9zDhw",</text:p>
      <text:p text:style-name="P3"><text:s text:c="8"/>"name": "mukul gupta"</text:p>
      <text:p text:style-name="P3"><text:s text:c="4"/>},</text:p>
      <text:p text:style-name="P3"><text:s text:c="4"/>"message": "User login successfully."</text:p>
      <text:p text:style-name="P3">}</text:p>
      <text:p text:style-name="P1">Failed</text:p>
      <text:p text:style-name="P3">{</text:p>
      <text:p text:style-name="P3"><text:s text:c="4"/>"code": 404,</text:p>
      <text:p text:style-name="P3"><text:s text:c="4"/>"success": false,</text:p>
      <text:p text:style-name="P3"><text:s text:c="4"/>"message": "Unauthorised.",</text:p>
      <text:p text:style-name="P3"><text:s text:c="4"/>"data": {</text:p>
      <text:p text:style-name="P3"><text:s text:c="8"/>"error": "Unauthorised User"</text:p>
      <text:p text:style-name="P3"><text:s text:c="4"/>}</text:p>
      <text:p text:style-name="P3"><text:soft-page-break/>}</text:p>
      <text:p text:style-name="P3"/>
      <text:p text:style-name="P1">3. Add category</text:p>
      <text:p text:style-name="P2"><text:span text:style-name="T1">Type</text:span><text:span text:style-name="T2"><text:tab/>: Post</text:span></text:p>
      <text:p text:style-name="P2"><text:span text:style-name="T1">Url</text:span><text:span text:style-name="T2"><text:tab/>: http://localhost:8000/api/add-category</text:span></text:p>
      <text:p text:style-name="P2"><text:span text:style-name="T1">Request</text:span><text:span text:style-name="T2">:</text:span></text:p>
      <text:p text:style-name="P3">{</text:p>
      <text:p text:style-name="P3"><text:tab/>"name" : "Nikon D850",</text:p>
      <text:p text:style-name="P3">"type" : "Nikon",</text:p>
      <text:p text:style-name="P3">"model" : "product description"</text:p>
      <text:p text:style-name="P3">}</text:p>
      <text:p text:style-name="P3"/>
      <text:p text:style-name="P2"><text:span text:style-name="T1">Response</text:span><text:span text:style-name="T2">:</text:span></text:p>
      <text:p text:style-name="P2"><text:span text:style-name="T1">Success</text:span><text:span text:style-name="T2">:</text:span></text:p>
      <text:p text:style-name="P3">{</text:p>
      <text:p text:style-name="P3"><text:s text:c="4"/>"code": 200,</text:p>
      <text:p text:style-name="P3"><text:s text:c="4"/>"success": true,</text:p>
      <text:p text:style-name="P3"><text:s text:c="4"/>"data": {</text:p>
      <text:p text:style-name="P3"><text:s text:c="8"/>"id": 2</text:p>
      <text:p text:style-name="P3"><text:s text:c="4"/>},</text:p>
      <text:p text:style-name="P3"><text:s text:c="4"/>"message": "Category created successfully."</text:p>
      <text:p text:style-name="P3">}</text:p>
      <text:p text:style-name="P1">Failed</text:p>
      <text:p text:style-name="P3">{</text:p>
      <text:p text:style-name="P3"><text:s text:c="4"/>"code": 201,</text:p>
      <text:p text:style-name="P3"><text:s text:c="4"/>"success": false,</text:p>
      <text:p text:style-name="P3"><text:s text:c="4"/>"message": "Validation Error.",</text:p>
      <text:p text:style-name="P3"><text:s text:c="4"/>"data": {</text:p>
      <text:p text:style-name="P3"><text:s text:c="8"/>"type": [</text:p>
      <text:p text:style-name="P3"><text:s text:c="12"/>"The type field is required."</text:p>
      <text:p text:style-name="P3"><text:s text:c="8"/>],</text:p>
      <text:p text:style-name="P3"><text:s text:c="8"/>"model": [</text:p>
      <text:p text:style-name="P3"><text:s text:c="12"/>"The model field is required."</text:p>
      <text:p text:style-name="P3"><text:s text:c="8"/>]</text:p>
      <text:p text:style-name="P3"><text:s text:c="4"/>}</text:p>
      <text:p text:style-name="P3">}</text:p>
      <text:p text:style-name="P3"/>
      <text:p text:style-name="P1">4. List category</text:p>
      <text:p text:style-name="P2"><text:soft-page-break/><text:span text:style-name="T1">Type</text:span><text:span text:style-name="T2"><text:tab/>: Get</text:span></text:p>
      <text:p text:style-name="P2"><text:span text:style-name="T1">Url</text:span><text:span text:style-name="T2"><text:tab/>: http://localhost:8000/api/list-category</text:span></text:p>
      <text:p text:style-name="P3"/>
      <text:p text:style-name="P2"><text:span text:style-name="T1">Response</text:span><text:span text:style-name="T2">:</text:span></text:p>
      <text:p text:style-name="P2"><text:span text:style-name="T1">Success</text:span><text:span text:style-name="T2">:</text:span></text:p>
      <text:p text:style-name="P3">{</text:p>
      <text:p text:style-name="P3"><text:s text:c="4"/>"code": 200,</text:p>
      <text:p text:style-name="P3"><text:s text:c="4"/>"success": true,</text:p>
      <text:p text:style-name="P3"><text:s text:c="4"/>"data": [</text:p>
      <text:p text:style-name="P3"><text:s text:c="8"/>{</text:p>
      <text:p text:style-name="P3"><text:s text:c="12"/>"id": 2,</text:p>
      <text:p text:style-name="P3"><text:s text:c="12"/>"name": "Nikon D850",</text:p>
      <text:p text:style-name="P3"><text:s text:c="12"/>"type": "Nikon",</text:p>
      <text:p text:style-name="P3"><text:s text:c="12"/>"model": 2017,</text:p>
      <text:p text:style-name="P3"><text:s text:c="12"/>"status": 1,</text:p>
      <text:p text:style-name="P3"><text:s text:c="12"/>"created_at": "2021-05-08 11:19:04",</text:p>
      <text:p text:style-name="P3"><text:s text:c="12"/>"updated_at": "2021-05-08 11:19:04"</text:p>
      <text:p text:style-name="P3"><text:s text:c="8"/>},</text:p>
      <text:p text:style-name="P3"><text:s text:c="8"/>{</text:p>
      <text:p text:style-name="P3"><text:s text:c="12"/>"id": 3,</text:p>
      <text:p text:style-name="P3"><text:s text:c="12"/>"name": "Canon 564F",</text:p>
      <text:p text:style-name="P3"><text:s text:c="12"/>"type": "Canon",</text:p>
      <text:p text:style-name="P3"><text:s text:c="12"/>"model": 2018,</text:p>
      <text:p text:style-name="P3"><text:s text:c="12"/>"status": 1,</text:p>
      <text:p text:style-name="P3"><text:s text:c="12"/>"created_at": "2021-05-08 11:20:13",</text:p>
      <text:p text:style-name="P3"><text:s text:c="12"/>"updated_at": "2021-05-08 11:20:13"</text:p>
      <text:p text:style-name="P3"><text:s text:c="8"/>}</text:p>
      <text:p text:style-name="P3"><text:s text:c="4"/>],</text:p>
      <text:p text:style-name="P3"><text:s text:c="4"/>"message": "Category retrieved successfully."</text:p>
      <text:p text:style-name="P3">}</text:p>
      <text:p text:style-name="P3"/>
      <text:p text:style-name="P1">5. Add product</text:p>
      <text:p text:style-name="P2"><text:span text:style-name="T1">Type</text:span><text:span text:style-name="T2"><text:tab/>: Post</text:span></text:p>
      <text:p text:style-name="P2"><text:span text:style-name="T1">Url</text:span><text:span text:style-name="T2"><text:tab/>: http://localhost:8000/api/add-products</text:span></text:p>
      <text:p text:style-name="P2"><text:span text:style-name="T1">Request</text:span><text:span text:style-name="T2">:</text:span></text:p>
      <text:p text:style-name="P3">{</text:p>
      <text:p text:style-name="P3"><text:s text:c="3"/>"name" : "Nikon D850",</text:p>
      <text:p text:style-name="P3"><text:s text:c="4"/>"category" : "Nikon",</text:p>
      <text:p text:style-name="P3"><text:soft-page-break/><text:s text:c="4"/>"description" : "product description",</text:p>
      <text:p text:style-name="P3"><text:s text:c="4"/>"price" : "20134.34",</text:p>
      <text:p text:style-name="P3"><text:s text:c="4"/>"make" : "2017"</text:p>
      <text:p text:style-name="P3">}</text:p>
      <text:p text:style-name="P2"><text:span text:style-name="T1">Response</text:span><text:span text:style-name="T2">:</text:span></text:p>
      <text:p text:style-name="P2"><text:span text:style-name="T1">Success</text:span><text:span text:style-name="T2">:</text:span></text:p>
      <text:p text:style-name="P3">{</text:p>
      <text:p text:style-name="P3"><text:s text:c="4"/>"code": 200,</text:p>
      <text:p text:style-name="P3"><text:s text:c="4"/>"success": true,</text:p>
      <text:p text:style-name="P3"><text:s text:c="4"/>"data": {</text:p>
      <text:p text:style-name="P3"><text:s text:c="8"/>"id": 1</text:p>
      <text:p text:style-name="P3"><text:s text:c="4"/>},</text:p>
      <text:p text:style-name="P3"><text:s text:c="4"/>"message": "Product created successfully."</text:p>
      <text:p text:style-name="P3">}</text:p>
      <text:p text:style-name="P1">Failed</text:p>
      <text:p text:style-name="P3">{</text:p>
      <text:p text:style-name="P3"><text:s text:c="4"/>"code": 404,</text:p>
      <text:p text:style-name="P3"><text:s text:c="4"/>"success": false,</text:p>
      <text:p text:style-name="P3"><text:s text:c="4"/>"message": "Validation Error.",</text:p>
      <text:p text:style-name="P3"><text:s text:c="4"/>"data": {</text:p>
      <text:p text:style-name="P3"><text:s text:c="8"/>"description": [</text:p>
      <text:p text:style-name="P3"><text:s text:c="12"/>"The description field is required."</text:p>
      <text:p text:style-name="P3"><text:s text:c="8"/>],</text:p>
      <text:p text:style-name="P3"><text:s text:c="8"/>"price": [</text:p>
      <text:p text:style-name="P3"><text:s text:c="12"/>"The price field is required."</text:p>
      <text:p text:style-name="P3"><text:s text:c="8"/>]</text:p>
      <text:p text:style-name="P3"><text:s text:c="4"/>}</text:p>
      <text:p text:style-name="P3">}</text:p>
      <text:p text:style-name="P3"/>
      <text:p text:style-name="P3">{</text:p>
      <text:p text:style-name="P3"><text:s text:c="4"/>"code": 201,</text:p>
      <text:p text:style-name="P3"><text:s text:c="4"/>"success": false,</text:p>
      <text:p text:style-name="P3"><text:s text:c="4"/>"message": "Something went wrong.",</text:p>
      <text:p text:style-name="P3"><text:s text:c="4"/>"data": {</text:p>
      <text:p text:style-name="P3"><text:s text:c="8"/>"error": "Category Not found"</text:p>
      <text:p text:style-name="P3"><text:s text:c="4"/>}</text:p>
      <text:p text:style-name="P3">}</text:p>
      <text:p text:style-name="P3"/>
      <text:p text:style-name="P1"><text:soft-page-break/>6. List product</text:p>
      <text:p text:style-name="P2"><text:span text:style-name="T1">Type</text:span><text:span text:style-name="T2"><text:tab/>: Get</text:span></text:p>
      <text:p text:style-name="P2"><text:span text:style-name="T1">Url</text:span><text:span text:style-name="T2"><text:tab/>: http://localhost:8000/api/list-products</text:span></text:p>
      <text:p text:style-name="P3"/>
      <text:p text:style-name="P2"><text:span text:style-name="T1">Response</text:span><text:span text:style-name="T2">:</text:span></text:p>
      <text:p text:style-name="P2"><text:span text:style-name="T1">Success</text:span><text:span text:style-name="T2">:</text:span></text:p>
      <text:p text:style-name="P3">{</text:p>
      <text:p text:style-name="P3"><text:s text:c="4"/>"code": 200,</text:p>
      <text:p text:style-name="P3"><text:s text:c="4"/>"success": true,</text:p>
      <text:p text:style-name="P3"><text:s text:c="4"/>"data": [</text:p>
      <text:p text:style-name="P3"><text:s text:c="8"/>{</text:p>
      <text:p text:style-name="P3"><text:s text:c="12"/>"id": 1,</text:p>
      <text:p text:style-name="P3"><text:s text:c="12"/>"name": "Nikon D850",</text:p>
      <text:p text:style-name="P3"><text:s text:c="12"/>"category": 2,</text:p>
      <text:p text:style-name="P3"><text:s text:c="12"/>"description": "product description",</text:p>
      <text:p text:style-name="P3"><text:s text:c="12"/>"price": 20134.34,</text:p>
      <text:p text:style-name="P3"><text:s text:c="12"/>"make": 2017,</text:p>
      <text:p text:style-name="P3"><text:s text:c="12"/>"status": 1,</text:p>
      <text:p text:style-name="P3"><text:s text:c="12"/>"created_at": "2021-05-08 11:32:35",</text:p>
      <text:p text:style-name="P3"><text:s text:c="12"/>"updated_at": "2021-05-08 11:32:35"</text:p>
      <text:p text:style-name="P3"><text:s text:c="8"/>},</text:p>
      <text:p text:style-name="P3"><text:s text:c="8"/>{</text:p>
      <text:p text:style-name="P3"><text:s text:c="12"/>"id": 2,</text:p>
      <text:p text:style-name="P3"><text:s text:c="12"/>"name": "EOS R6",</text:p>
      <text:p text:style-name="P3"><text:s text:c="12"/>"category": 3,</text:p>
      <text:p text:style-name="P3"><text:s text:c="12"/>"description": "Approx. 20.1MP full-frame CMOS sensor + 4K video",</text:p>
      <text:p text:style-name="P3"><text:s text:c="12"/>"price": 2159.95,</text:p>
      <text:p text:style-name="P3"><text:s text:c="12"/>"make": 2019,</text:p>
      <text:p text:style-name="P3"><text:s text:c="12"/>"status": 1,</text:p>
      <text:p text:style-name="P3"><text:s text:c="12"/>"created_at": "2021-05-08 11:37:19",</text:p>
      <text:p text:style-name="P3"><text:s text:c="12"/>"updated_at": "2021-05-08 11:37:19"</text:p>
      <text:p text:style-name="P3"><text:s text:c="8"/>}</text:p>
      <text:p text:style-name="P3"><text:s text:c="4"/>],</text:p>
      <text:p text:style-name="P3"><text:s text:c="4"/>"message": "Products retrieved successfully."</text:p>
      <text:p text:style-name="P3">}</text:p>
      <text:p text:style-name="P3"/>
      <text:p text:style-name="P1">7. Add product to cart</text:p>
      <text:p text:style-name="P2"><text:span text:style-name="T1">Type</text:span><text:span text:style-name="T2"><text:tab/>: Post</text:span></text:p>
      <text:p text:style-name="P2"><text:soft-page-break/><text:span text:style-name="T1">Url</text:span><text:span text:style-name="T2"><text:tab/>: http://localhost:8000/api/buy-product</text:span></text:p>
      <text:p text:style-name="P2"><text:span text:style-name="T1">Request</text:span><text:span text:style-name="T2">:</text:span></text:p>
      <text:p text:style-name="P3">{</text:p>
      <text:p text:style-name="P3"><text:tab/>"product_id" : "2"</text:p>
      <text:p text:style-name="P3">}</text:p>
      <text:p text:style-name="P2"><text:span text:style-name="T1">Response</text:span><text:span text:style-name="T2">:</text:span></text:p>
      <text:p text:style-name="P2"><text:span text:style-name="T1">Success</text:span><text:span text:style-name="T2">:</text:span></text:p>
      <text:p text:style-name="P3">{</text:p>
      <text:p text:style-name="P3"><text:s text:c="4"/>"code": 200,</text:p>
      <text:p text:style-name="P3"><text:s text:c="4"/>"success": true,</text:p>
      <text:p text:style-name="P3"><text:s text:c="4"/>"data": {</text:p>
      <text:p text:style-name="P3"><text:s text:c="8"/>"id": 2</text:p>
      <text:p text:style-name="P3"><text:s text:c="4"/>},</text:p>
      <text:p text:style-name="P3"><text:s text:c="4"/>"message": "Product Added to Cart successfully."</text:p>
      <text:p text:style-name="P3">}</text:p>
      <text:p text:style-name="P1">Failed</text:p>
      <text:p text:style-name="P3">{</text:p>
      <text:p text:style-name="P3"><text:s text:c="4"/>"code": 201,</text:p>
      <text:p text:style-name="P3"><text:s text:c="4"/>"success": false,</text:p>
      <text:p text:style-name="P3"><text:s text:c="4"/>"message": "Something went wrong.",</text:p>
      <text:p text:style-name="P3"><text:s text:c="4"/>"data": {</text:p>
      <text:p text:style-name="P3"><text:s text:c="8"/>"error": "Sorry !!! Product Not found"</text:p>
      <text:p text:style-name="P3"><text:s text:c="4"/>}</text:p>
      <text:p text:style-name="P3">}</text:p>
      <text:p text:style-name="P3"/>
      <text:p text:style-name="P1">8. Show my cart</text:p>
      <text:p text:style-name="P2"><text:span text:style-name="T1">Type</text:span><text:span text:style-name="T2"><text:tab/>: Get</text:span></text:p>
      <text:p text:style-name="P2"><text:span text:style-name="T1">Url</text:span><text:span text:style-name="T2"><text:tab/>: http://localhost:8000/api/my-cart</text:span></text:p>
      <text:p text:style-name="P3"/>
      <text:p text:style-name="P2"><text:span text:style-name="T1">Response</text:span><text:span text:style-name="T2">:</text:span></text:p>
      <text:p text:style-name="P2"><text:span text:style-name="T1">Success</text:span><text:span text:style-name="T2">:</text:span></text:p>
      <text:p text:style-name="P3">{</text:p>
      <text:p text:style-name="P3"><text:s text:c="4"/>"code": 200,</text:p>
      <text:p text:style-name="P3"><text:s text:c="4"/>"success": true,</text:p>
      <text:p text:style-name="P3"><text:s text:c="4"/>"data": [</text:p>
      <text:p text:style-name="P3"><text:s text:c="8"/>{</text:p>
      <text:p text:style-name="P3"><text:s text:c="12"/>"user_id": 8,</text:p>
      <text:p text:style-name="P3"><text:s text:c="12"/>"product_id": 2,</text:p>
      <text:p text:style-name="P3"><text:soft-page-break/><text:s text:c="12"/>"product_name": "EOS R6",</text:p>
      <text:p text:style-name="P3"><text:s text:c="12"/>"created_at": "2021-05-08 11:53:32"</text:p>
      <text:p text:style-name="P3"><text:s text:c="8"/>},</text:p>
      <text:p text:style-name="P3"><text:s text:c="8"/>{</text:p>
      <text:p text:style-name="P3"><text:s text:c="12"/>"user_id": 8,</text:p>
      <text:p text:style-name="P3"><text:s text:c="12"/>"product_id": 2,</text:p>
      <text:p text:style-name="P3"><text:s text:c="12"/>"product_name": "EOS R6",</text:p>
      <text:p text:style-name="P3"><text:s text:c="12"/>"created_at": "2021-05-08 11:54:34"</text:p>
      <text:p text:style-name="P3"><text:s text:c="8"/>},</text:p>
      <text:p text:style-name="P3"><text:s text:c="8"/>{</text:p>
      <text:p text:style-name="P3"><text:s text:c="12"/>"user_id": 8,</text:p>
      <text:p text:style-name="P3"><text:s text:c="12"/>"product_id": 2,</text:p>
      <text:p text:style-name="P3"><text:s text:c="12"/>"product_name": "EOS R6",</text:p>
      <text:p text:style-name="P3"><text:s text:c="12"/>"created_at": "2021-05-08 11:58:45"</text:p>
      <text:p text:style-name="P3"><text:s text:c="8"/>}</text:p>
      <text:p text:style-name="P3"><text:s text:c="4"/>],</text:p>
      <text:p text:style-name="P3"><text:s text:c="4"/>"message": "Products retrieved successfully."</text:p>
      <text:p text:style-name="P3">}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08T18:09:09.493317449</meta:creation-date>
    <dc:date>2021-05-08T18:22:15.226446607</dc:date>
    <meta:editing-duration>PT4M30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9" meta:paragraph-count="268" meta:word-count="566" meta:character-count="7181" meta:non-whitespace-character-count="5715"/>
  </office:meta>
</office:document-meta>
</file>